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431c" officeooo:paragraph-rsid="0006431c"/>
    </style:style>
    <style:style style:name="P2" style:family="paragraph" style:parent-style-name="Standard">
      <style:text-properties officeooo:rsid="0006431c" officeooo:paragraph-rsid="00069dbb"/>
    </style:style>
    <style:style style:name="P3" style:family="paragraph" style:parent-style-name="Standard">
      <style:text-properties officeooo:rsid="00069dbb" officeooo:paragraph-rsid="00069dbb"/>
    </style:style>
    <style:style style:name="P4" style:family="paragraph" style:parent-style-name="Standard">
      <style:text-properties officeooo:rsid="00079633" officeooo:paragraph-rsid="00079633"/>
    </style:style>
    <style:style style:name="P5" style:family="paragraph" style:parent-style-name="Standard">
      <style:text-properties officeooo:rsid="00085022" officeooo:paragraph-rsid="00085022"/>
    </style:style>
    <style:style style:name="P6" style:family="paragraph" style:parent-style-name="Standard">
      <style:text-properties officeooo:rsid="00085022" officeooo:paragraph-rsid="000aa606"/>
    </style:style>
    <style:style style:name="P7" style:family="paragraph" style:parent-style-name="Standard">
      <style:text-properties officeooo:rsid="00085022" officeooo:paragraph-rsid="000c214d"/>
    </style:style>
    <style:style style:name="P8" style:family="paragraph" style:parent-style-name="Standard">
      <style:text-properties officeooo:rsid="000a285a" officeooo:paragraph-rsid="000a285a"/>
    </style:style>
    <style:style style:name="P9" style:family="paragraph" style:parent-style-name="Standard">
      <style:text-properties officeooo:rsid="000aa606" officeooo:paragraph-rsid="000aa606"/>
    </style:style>
    <style:style style:name="T1" style:family="text">
      <style:text-properties officeooo:rsid="00069dbb"/>
    </style:style>
    <style:style style:name="T2" style:family="text">
      <style:text-properties officeooo:rsid="00079633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officeooo:rsid="000aa606"/>
    </style:style>
    <style:style style:name="T6" style:family="text">
      <style:text-properties officeooo:rsid="000c21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Cours 3 : Lisp</text:p>
      <text:p text:style-name="P1"/>
      <text:p text:style-name="P2">La fonction defun n’ai pas nécessaire, celle ci peut etre remplacer par une expression ‘ lambda ‘ :</text:p>
      <text:p text:style-name="P2"/>
      <text:p text:style-name="P2"><text:span text:style-name="T1">&gt;( (lambda (x)</text:span></text:p>
      <text:p text:style-name="P2"><text:tab/><text:span text:style-name="T1">(+ x 100)</text:span></text:p>
      <text:p text:style-name="P2"><text:s text:c="5"/><text:span text:style-name="T1">)</text:span></text:p>
      <text:p text:style-name="P2"><text:s text:c="5"/><text:span text:style-name="T1">30</text:span></text:p>
      <text:p text:style-name="P2"><text:s text:c="2"/><text:span text:style-name="T1">)</text:span> </text:p>
      <text:p text:style-name="P3">130</text:p>
      <text:p text:style-name="P3"/>
      <text:p text:style-name="P3">equivaut a :</text:p>
      <text:p text:style-name="P3"/>
      <text:p text:style-name="P3">&gt;(funcall #’(lambda (x) (+ x 100)) 30)</text:p>
      <text:p text:style-name="P3"/>
      <text:p text:style-name="P3">13- Les types dans lisp :</text:p>
      <text:p text:style-name="P3"/>
      <text:p text:style-name="P3"><text:tab/>_ Langage flexible vis à vis des types</text:p>
      <text:p text:style-name="P3"><text:tab/><text:tab/>→ les variables n’ont pas de types</text:p>
      <text:p text:style-name="P3"><text:tab/><text:tab/>→ les valeurs ont un type </text:p>
      <text:p text:style-name="P3"/>
      <text:p text:style-name="P3"><text:tab/>Une hierarchie de types pour les valeurs </text:p>
      <text:p text:style-name="P3"><text:tab/><text:tab/>Ex : 27 est de type fixnum</text:p>
      <text:p text:style-name="P3"><text:tab/><text:tab/><text:tab/><text:tab/> <text:s text:c="6"/>integer</text:p>
      <text:p text:style-name="P3"><text:tab/><text:tab/><text:tab/><text:tab/> <text:s text:c="6"/>rational</text:p>
      <text:p text:style-name="P3"><text:tab/><text:tab/><text:tab/><text:tab/> <text:s text:c="6"/>real</text:p>
      <text:p text:style-name="P3"><text:tab/><text:tab/><text:tab/><text:tab/> <text:s text:c="6"/>number</text:p>
      <text:p text:style-name="P3"><text:tab/><text:tab/><text:tab/><text:tab/> <text:s text:c="6"/>atom</text:p>
      <text:p text:style-name="P3"><text:tab/><text:tab/><text:tab/><text:tab/> <text:s text:c="5"/>t ← supertype de Lisp , Tout est de type t</text:p>
      <text:p text:style-name="P3"><text:tab/><text:tab/>&gt;(typep 2 ‘integer)</text:p>
      <text:p text:style-name="P3"><text:tab/><text:tab/>T</text:p>
      <text:p text:style-name="P3"/>
      <text:p text:style-name="P4"><text:tab/><text:tab/>Chapitre 3 : Les structures de contrôle</text:p>
      <text:p text:style-name="P4"/>
      <text:p text:style-name="P4">Programme :</text:p>
      <text:p text:style-name="P4"><text:tab/>_ Appel de fonction : les feuilles de l’arbre</text:p>
      <text:p text:style-name="P4"><text:tab/>_ la structure de contrôle : construisent les branches =&gt; nœuds </text:p>
      <text:p text:style-name="P4">1) Les Blocs : 3 operateurs → progn , block, tagbody</text:p>
      <text:p text:style-name="P4"><text:tab/>a) progn : la plus utilisée</text:p>
      <text:p text:style-name="P4"><text:tab/><text:tab/>_ Les instructions sont évaluées dans l’ordre (en sequences) </text:p>
      <text:p text:style-name="P4"><text:tab/><text:tab/> <text:s text:c="9"/>expressions</text:p>
      <text:p text:style-name="P4"/>
      <text:p text:style-name="P4"><text:tab/>_ Le resultat de la derniere expression évaluée est renvoyé </text:p>
      <text:p text:style-name="P4"><text:tab/>&gt;(progn </text:p>
      <text:p text:style-name="P4"><text:tab/><text:tab/>(format t ’’a’’)</text:p>
      <text:p text:style-name="P4"><text:tab/><text:tab/>(format t ’’b’’)</text:p>
      <text:p text:style-name="P4"><text:tab/><text:tab/>(+ 11 12)</text:p>
      <text:p text:style-name="P4"><text:tab/> <text:s/>)</text:p>
      <text:p text:style-name="P4"><text:tab/> <text:s/>ab</text:p>
      <text:p text:style-name="P4"><text:tab/> <text:s/>23</text:p>
      <text:p text:style-name="P4"><text:tab/></text:p>
      <text:p text:style-name="P4"><text:tab/>Cas d’utilisation : (if (condition) (progn &lt; bcp de code&gt; ) (progn &lt;encore du code &gt;)</text:p>
      <text:p text:style-name="P4"><text:soft-page-break/>b) block :</text:p>
      <text:p text:style-name="P4"><text:tab/>Cest un progn avec un nom et d’une sortie de secours</text:p>
      <text:p text:style-name="P4"><text:tab/>_ 1<text:span text:style-name="T3">er</text:span> argument est un symbole = nom</text:p>
      <text:p text:style-name="P4"><text:tab/>_ Arret à n’importe quelle étape de l’evaluation et renvoie une valeur immédiatement avec return_from nom du bloc .</text:p>
      <text:p text:style-name="P4"><text:tab/></text:p>
      <text:p text:style-name="P4"><text:tab/>_ On peut utilisée un block sans nom =&gt; nil</text:p>
      <text:p text:style-name="P4"><text:tab/><text:tab/>=&gt; utilisation de &lt;return&gt; au lieu de &lt;return_from&gt;.</text:p>
      <text:p text:style-name="P4"><text:tab/>&gt;(block nil</text:p>
      <text:p text:style-name="P4"><text:tab/><text:tab/>(return 27))</text:p>
      <text:p text:style-name="P4"><text:tab/>27</text:p>
      <text:p text:style-name="P4"/>
      <text:p text:style-name="P5">&gt;(block tete</text:p>
      <text:p text:style-name="P5"><text:tab/><text:span text:style-name="T2">(format t ’’</text:span>nous y sommes<text:span text:style-name="T2">’’)</text:span></text:p>
      <text:p text:style-name="P5"><text:tab/><text:span text:style-name="T2">(</text:span>return_from tete ‘idee<text:span text:style-name="T2">)</text:span></text:p>
      <text:p text:style-name="P5"><text:tab/><text:span text:style-name="T2">(format t ’’</text:span>on ne verra jamais cela<text:span text:style-name="T2">’’)</text:span></text:p>
      <text:p text:style-name="P5">)</text:p>
      <text:p text:style-name="P5">nous y sommes</text:p>
      <text:p text:style-name="P5">IDEE</text:p>
      <text:p text:style-name="P5"/>
      <text:p text:style-name="P5">&gt; (dolist (x ‘(a b c d))</text:p>
      <text:p text:style-name="P5"><text:tab/><text:span text:style-name="T2">(format t ’’</text:span>~A <text:span text:style-name="T2">’’ </text:span>x<text:span text:style-name="T2">)</text:span></text:p>
      <text:p text:style-name="P5"><text:tab/>(if (eql w ‘c)</text:p>
      <text:p text:style-name="P5"><text:tab/><text:tab/>return ‘done)</text:p>
      <text:p text:style-name="P5"><text:tab/>)</text:p>
      <text:p text:style-name="P5"><text:s text:c="3"/>)</text:p>
      <text:p text:style-name="P5">A B C</text:p>
      <text:p text:style-name="P5">DONE</text:p>
      <text:p text:style-name="P5"/>
      <text:p text:style-name="P5">&gt; (defun foo()</text:p>
      <text:p text:style-name="P5"><text:tab/>(return_from foo 27)</text:p>
      <text:p text:style-name="P5"><text:s text:c="3"/>)</text:p>
      <text:p text:style-name="P5"/>
      <text:p text:style-name="P5">=&gt; implicitement on utilise un &lt;block&gt; avec nom</text:p>
      <text:p text:style-name="P5"/>
      <text:p text:style-name="P5">c) tagbody</text:p>
      <text:p text:style-name="P5"><text:tab/>_ Type de bloc dans lequel on peut utiliser des &lt;go&gt;</text:p>
      <text:p text:style-name="P5"><text:s/><text:tab/>_ Les atomes dans le corps sont considérés comme des labels</text:p>
      <text:p text:style-name="P5"><text:tab/>&gt;(tagbody</text:p>
      <text:p text:style-name="P5"><text:tab/><text:tab/>(setf x 0)</text:p>
      <text:p text:style-name="P5"><text:tab/> <text:s text:c="6"/>top</text:p>
      <text:p text:style-name="P5"><text:tab/><text:tab/>(self x (+ x 1))</text:p>
      <text:p text:style-name="P5"><text:tab/><text:tab/><text:span text:style-name="T2">(format t ’’</text:span>s<text:span text:style-name="T2">’’ </text:span>x<text:span text:style-name="T2">)</text:span> </text:p>
      <text:p text:style-name="P5"><text:tab/><text:tab/>(if (&lt; x 10) (go top)</text:p>
      <text:p text:style-name="P5"><text:tab/>1 2 ,,,, 10</text:p>
      <text:p text:style-name="P5"/>
      <text:p text:style-name="P5">2) Contexte lexical :</text:p>
      <text:p text:style-name="P5"><text:tab/>vl → let </text:p>
      <text:p text:style-name="P8">&gt;( let ((x 7)</text:p>
      <text:p text:style-name="P8"><text:tab/>(y 2))</text:p>
      <text:p text:style-name="P8"><text:tab/><text:span text:style-name="T2">(format t ’’</text:span>Nombre<text:span text:style-name="T2">’’)</text:span></text:p>
      <text:p text:style-name="P8"><text:tab/>(+ x y)) :: resultat : Nombre \n 9</text:p>
      <text:p text:style-name="P8"><text:soft-page-break/>dans la fonction ci dessus, x et y sont locales au contexte lexical defini par ‘let’</text:p>
      <text:p text:style-name="P8"/>
      <text:p text:style-name="P8">&gt; (let (( x 2 )</text:p>
      <text:p text:style-name="P8"><text:tab/>( y (+ x 1)))</text:p>
      <text:p text:style-name="P8"><text:tab/> <text:s text:c="5"/>interdit !!!!</text:p>
      <text:p text:style-name="P8"><text:tab/>(+ x y)</text:p>
      <text:p text:style-name="P8"><text:s text:c="3"/>)</text:p>
      <text:p text:style-name="P8"/>
      <text:p text:style-name="P8">=&gt; on <text:span text:style-name="T5">ne peut pas créer avec le même let des variables locale qui dependent d’autre variables locals </text:span></text:p>
      <text:p text:style-name="P8"/>
      <text:p text:style-name="P9">&gt; (let ((x 1)) <text:s text:c="10"/></text:p>
      <text:p text:style-name="P9"><text:tab/>(let ((y (+ x 1)))</text:p>
      <text:p text:style-name="P9">2 contextes</text:p>
      <text:p text:style-name="P9">lexivaux <text:s text:c="3"/>(+ x y)</text:p>
      <text:p text:style-name="P9"><text:tab/>)</text:p>
      <text:p text:style-name="P9"><text:s text:c="4"/>)</text:p>
      <text:p text:style-name="P9"><text:s text:c="4"/>3</text:p>
      <text:p text:style-name="P9"/>
      <text:p text:style-name="P9">equivaut a :</text:p>
      <text:p text:style-name="P9"><text:s text:c="5"/>//solution : let*</text:p>
      <text:p text:style-name="P9">&gt; (let* ( (x 1)</text:p>
      <text:p text:style-name="P9"><text:tab/> (y (+ x 1))</text:p>
      <text:p text:style-name="P9"><text:tab/>)</text:p>
      <text:p text:style-name="P6"><text:s text:c="9"/><text:span text:style-name="T5">(+ x y)</text:span></text:p>
      <text:p text:style-name="P6"><text:s text:c="5"/><text:span text:style-name="T5">)</text:span></text:p>
      <text:p text:style-name="P6"><text:span text:style-name="T5">3</text:span></text:p>
      <text:p text:style-name="P6"/>
      <text:p text:style-name="P6">→<text:span text:style-name="T5"> La valeur par défaut dans let et ‘let* ‘ est nil</text:span></text:p>
      <text:p text:style-name="P6"><text:span text:style-name="T5">Une telle variable n’a pas besoin d’être entre parenthèse.</text:span></text:p>
      <text:p text:style-name="P6"/>
      <text:p text:style-name="P6"><text:span text:style-name="T5">&gt;(let (x y)</text:span></text:p>
      <text:p text:style-name="P6"><text:s text:c="9"/><text:span text:style-name="T5">(list x y)</text:span></text:p>
      <text:p text:style-name="P6"><text:s text:c="3"/><text:span text:style-name="T5">)</text:span></text:p>
      <text:p text:style-name="P7"><text:span text:style-name="T5">(sdfsdfsdf</text:span></text:p>
      <text:p text:style-name="P7"/>
      <text:p text:style-name="P7"/>
      <text:p text:style-name="P7"><text:span text:style-name="T6">3) Les structures conditionnelles :</text:span></text:p>
      <text:p text:style-name="P7"><text:tab/>_ <text:span text:style-name="T6">la plus simple est le ‘if’, les autres sont construite par dessus</text:span></text:p>
      <text:p text:style-name="P7"><text:span text:style-name="T6">a) when : </text:span></text:p>
      <text:p text:style-name="P7"><text:tab/>_ <text:span text:style-name="T6">composée d’une expression et d’un corps, l’expression est évaluée si l’expression testée renvoie t</text:span></text:p>
      <text:p text:style-name="P7"/>
      <text:p text:style-name="P7"><text:span text:style-name="T6">(when (oddp ola) </text:span></text:p>
      <text:p text:style-name="P7"><text:tab/><text:span text:style-name="T6">(format t ’’C’est un nombre impaire’’)</text:span></text:p>
      <text:p text:style-name="P7"><text:tab/><text:span text:style-name="T6">(t ola 1)</text:span></text:p>
      <text:p text:style-name="P7"><text:span text:style-name="T6">)</text:span></text:p>
      <text:p text:style-name="P7"><text:span text:style-name="T6">executés séquentiellement</text:span></text:p>
      <text:p text:style-name="P7"/>
      <text:p text:style-name="P7"/>
      <text:p text:style-name="P7"><text:span text:style-name="T6">(if (oddp cela)</text:span></text:p>
      <text:p text:style-name="P7"><text:tab/><text:span text:style-name="T6">(progn</text:span></text:p>
      <text:p text:style-name="P7"><text:tab/><text:tab/><text:span text:style-name="T6">(format t ’’cela est ,,,,’’)</text:span></text:p>
      <text:p text:style-name="P7"><text:soft-page-break/><text:tab/><text:tab/><text:span text:style-name="T6">(+ cela 1)</text:span></text:p>
      <text:p text:style-name="P7"><text:tab/><text:span text:style-name="T6">)</text:span></text:p>
      <text:p text:style-name="P7"><text:span text:style-name="T6">)</text:span><text:tab/><text:tab/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09:56:03.890922422</meta:creation-date>
    <dc:date>2017-11-21T11:18:23.686793978</dc:date>
    <meta:editing-duration>PT12M4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4" meta:paragraph-count="130" meta:word-count="580" meta:character-count="3044" meta:non-whitespace-character-count="2314"/>
  </office:meta>
</office:document-meta>
</file>